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01cm" style:contextual-spacing="false" fo:text-align="center" style:justify-single-word="false" style:shadow="none"/>
      <style:text-properties officeooo:paragraph-rsid="003c46d4"/>
    </style:style>
    <style:style style:name="P2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fo:font-size="16pt" officeooo:paragraph-rsid="003c46d4" style:font-size-asian="16pt" style:font-size-complex="16pt"/>
    </style:style>
    <style:style style:name="P3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officeooo:paragraph-rsid="0040fc4a"/>
    </style:style>
    <style:style style:name="P4" style:family="paragraph" style:parent-style-name="Standard">
      <style:paragraph-properties fo:padding="0.049cm" fo:border="0.06pt solid #000000" style:text-autospace="none"/>
      <style:text-properties officeooo:paragraph-rsid="00462497"/>
    </style:style>
    <style:style style:name="P5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462497" officeooo:paragraph-rsid="00462497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3e4cea" officeooo:paragraph-rsid="00462497" style:font-size-asian="10pt" style:font-weight-asian="bold" style:font-name-complex="Verdana" style:font-size-complex="10pt" style:font-weight-complex="bold"/>
    </style:style>
    <style:style style:name="P7" style:family="paragraph" style:parent-style-name="Text_20_body">
      <style:paragraph-properties fo:padding="0.049cm" fo:border="0.06pt solid #000000"/>
      <style:text-properties officeooo:paragraph-rsid="003d8957"/>
    </style:style>
    <style:style style:name="P8" style:family="paragraph" style:parent-style-name="Text_20_body">
      <style:paragraph-properties fo:padding="0.049cm" fo:border="0.06pt solid #000000"/>
      <style:text-properties officeooo:rsid="003d8957" officeooo:paragraph-rsid="003d8957"/>
    </style:style>
    <style:style style:name="P9" style:family="paragraph" style:parent-style-name="Text_20_body">
      <style:paragraph-properties fo:padding="0.049cm" fo:border="0.06pt solid #000000"/>
      <style:text-properties officeooo:rsid="003d8957" officeooo:paragraph-rsid="003e2c2d"/>
    </style:style>
    <style:style style:name="P10" style:family="paragraph" style:parent-style-name="Text_20_body">
      <style:paragraph-properties fo:text-align="justify" style:justify-single-word="false" fo:padding="0.049cm" fo:border="0.06pt solid #000000"/>
      <style:text-properties officeooo:paragraph-rsid="003e2c2d"/>
    </style:style>
    <style:style style:name="P11" style:family="paragraph" style:parent-style-name="Text_20_body">
      <style:paragraph-properties fo:padding="0.049cm" fo:border="0.06pt solid #000000"/>
      <style:text-properties officeooo:paragraph-rsid="003e2c2d"/>
    </style:style>
    <style:style style:name="P12" style:family="paragraph" style:parent-style-name="Text_20_body">
      <style:paragraph-properties fo:padding="0.049cm" fo:border="0.06pt solid #000000"/>
      <style:text-properties style:font-name="Arial" officeooo:rsid="003e4cea" officeooo:paragraph-rsid="003e4cea"/>
    </style:style>
    <style:style style:name="P13" style:family="paragraph" style:parent-style-name="Text_20_body">
      <style:paragraph-properties fo:padding="0.049cm" fo:border="0.06pt solid #000000"/>
      <style:text-properties style:font-name="Arial" officeooo:rsid="003e4cea" officeooo:paragraph-rsid="00462497"/>
    </style:style>
    <style:style style:name="P14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15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462497" style:font-size-asian="10pt" style:font-name-complex="Verdana" style:font-size-complex="10pt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Arial" fo:font-size="12pt" fo:language="en" fo:country="US" fo:font-style="normal" fo:font-weight="normal" officeooo:rsid="003e4cea" officeooo:paragraph-rsid="003fd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break-before="page"/>
      <style:text-properties style:font-name="Arial" fo:font-size="12pt" fo:language="en" fo:country="US" fo:font-style="normal" fo:font-weight="normal" officeooo:rsid="003e4cea" officeooo:paragraph-rsid="003fd5d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18" style:family="paragraph" style:parent-style-name="Title" style:master-page-name="Standard">
      <style:paragraph-properties fo:margin-top="0.199cm" fo:margin-bottom="0.101cm" style:contextual-spacing="false" style:page-number="auto" fo:break-before="page" style:shadow="none"/>
      <style:text-properties fo:font-size="20pt" officeooo:rsid="00504d62" officeooo:paragraph-rsid="003c46d4" style:font-size-asian="20pt" style:font-size-complex="20pt"/>
    </style:style>
    <style:style style:name="P19" style:family="paragraph" style:parent-style-name="Heading_20_1">
      <style:text-properties officeooo:rsid="003d8957" officeooo:paragraph-rsid="003d8957"/>
    </style:style>
    <style:style style:name="P20" style:family="paragraph" style:parent-style-name="Heading_20_1" style:list-style-name="">
      <style:text-properties officeooo:rsid="00a5ee3e" officeooo:paragraph-rsid="003d8957"/>
    </style:style>
    <style:style style:name="P21" style:family="paragraph" style:parent-style-name="Heading_20_1">
      <style:text-properties officeooo:rsid="00a5ee3e" officeooo:paragraph-rsid="003d8957"/>
    </style:style>
    <style:style style:name="P22" style:family="paragraph" style:parent-style-name="Heading_20_2">
      <style:text-properties officeooo:rsid="003d8957" officeooo:paragraph-rsid="003d8957"/>
    </style:style>
    <style:style style:name="P23" style:family="paragraph" style:parent-style-name="Heading_20_2">
      <style:text-properties style:font-name="Liberation Sans" fo:font-size="16.1000003814697pt" fo:font-weight="bold" officeooo:rsid="003d8957" officeooo:paragraph-rsid="003d895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2">
      <style:paragraph-properties fo:line-height="150%"/>
      <style:text-properties style:font-name="Liberation Sans" fo:font-size="16.1000003814697pt" fo:font-style="normal" fo:font-weight="bold" officeooo:rsid="003d8957" officeooo:paragraph-rsid="003e4cea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P25" style:family="paragraph" style:parent-style-name="Heading_20_2">
      <style:text-properties officeooo:paragraph-rsid="003e4cea"/>
    </style:style>
    <style:style style:name="P26" style:family="paragraph" style:parent-style-name="Heading_20_2">
      <style:text-properties officeooo:paragraph-rsid="003fa183"/>
    </style:style>
    <style:style style:name="P27" style:family="paragraph" style:parent-style-name="Standard" style:list-style-name="WW8Num1">
      <style:text-properties style:font-name="Trebuchet MS" fo:font-size="11pt" fo:language="en" fo:country="US" fo:font-weight="bold" officeooo:paragraph-rsid="002fc9b7" style:font-size-asian="11pt" style:font-weight-asian="bold" style:font-name-complex="Trebuchet MS" style:font-weight-complex="bold"/>
    </style:style>
    <style:style style:name="P28" style:family="paragraph" style:parent-style-name="Standard" style:list-style-name="WW8Num1">
      <style:paragraph-properties fo:margin-top="0.3cm" fo:margin-bottom="0cm" style:contextual-spacing="false" fo:line-height="120%"/>
      <style:text-properties style:font-name="Liberation Serif" officeooo:paragraph-rsid="0071dfe6"/>
    </style:style>
    <style:style style:name="P29" style:family="paragraph" style:parent-style-name="Standard">
      <style:paragraph-properties fo:padding="0.049cm" fo:border="0.06pt solid #000000" style:text-autospace="none"/>
      <style:text-properties officeooo:paragraph-rsid="00462497"/>
    </style:style>
    <style:style style:name="P30" style:family="paragraph" style:parent-style-name="Text_20_body" style:list-style-name="WW8Num1">
      <style:paragraph-properties fo:margin-top="0cm" fo:margin-bottom="0cm" style:contextual-spacing="false"/>
      <style:text-properties officeooo:paragraph-rsid="00623b0a"/>
    </style:style>
    <style:style style:name="P31" style:family="paragraph" style:parent-style-name="Text_20_body" style:list-style-name="WW8Num1">
      <style:paragraph-properties fo:margin-top="0cm" fo:margin-bottom="0cm" style:contextual-spacing="false"/>
      <style:text-properties officeooo:paragraph-rsid="003fa183"/>
    </style:style>
    <style:style style:name="P32" style:family="paragraph" style:parent-style-name="Text_20_body" style:list-style-name="WW8Num1">
      <style:paragraph-properties fo:margin-top="0cm" fo:margin-bottom="0cm" style:contextual-spacing="false"/>
      <style:text-properties fo:font-size="12pt" officeooo:paragraph-rsid="003e4cea" style:font-size-asian="12pt" style:font-size-complex="12pt"/>
    </style:style>
    <style:style style:name="P33" style:family="paragraph" style:parent-style-name="Text_20_body" style:list-style-name="WW8Num1">
      <style:paragraph-properties fo:margin-top="0cm" fo:margin-bottom="0cm" style:contextual-spacing="false"/>
      <style:text-properties fo:font-size="12pt" officeooo:paragraph-rsid="003fa183" style:font-size-asian="12pt" style:font-size-complex="12pt"/>
    </style:style>
    <style:style style:name="P34" style:family="paragraph" style:parent-style-name="Text_20_body" style:list-style-name="WW8Num1">
      <style:paragraph-properties fo:margin-top="0cm" fo:margin-bottom="0cm" style:contextual-spacing="false" fo:line-height="150%"/>
      <style:text-properties officeooo:paragraph-rsid="003e4cea"/>
    </style:style>
    <style:style style:name="P35" style:family="paragraph" style:parent-style-name="Text_20_body" style:list-style-name="WW8Num1">
      <style:paragraph-properties fo:margin-top="0cm" fo:margin-bottom="0cm" style:contextual-spacing="false"/>
      <style:text-properties style:font-name="Liberation Serif" fo:font-size="12pt" officeooo:rsid="00150c76" officeooo:paragraph-rsid="003fd5db" style:font-size-asian="12pt" style:font-size-complex="12pt"/>
    </style:style>
    <style:style style:name="P36" style:family="paragraph" style:parent-style-name="Text_20_body">
      <style:paragraph-properties fo:padding="0.049cm" fo:border="0.06pt solid #000000"/>
      <style:text-properties style:font-name="Arial" officeooo:rsid="003e4cea" officeooo:paragraph-rsid="003e4cea"/>
    </style:style>
    <style:style style:name="P37" style:family="paragraph" style:parent-style-name="Text_20_body">
      <style:paragraph-properties fo:padding="0.049cm" fo:border="0.06pt solid #000000"/>
      <style:text-properties style:font-name="Arial" officeooo:rsid="003e4cea" officeooo:paragraph-rsid="00462497"/>
    </style:style>
    <style:style style:name="P38" style:family="paragraph" style:parent-style-name="Text_20_body">
      <style:paragraph-properties fo:padding="0.049cm" fo:border="0.06pt solid #000000"/>
      <style:text-properties style:font-name="Arial" officeooo:paragraph-rsid="00462497"/>
    </style:style>
    <style:style style:name="P39" style:family="paragraph" style:parent-style-name="Text_20_body">
      <style:paragraph-properties fo:padding="0.049cm" fo:border="0.06pt solid #000000"/>
      <style:text-properties style:font-name="Arial" officeooo:rsid="0088a132" officeooo:paragraph-rsid="0088a132"/>
    </style:style>
    <style:style style:name="P40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41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88a132" style:font-size-asian="10pt" style:font-name-complex="Verdana" style:font-size-complex="10pt"/>
    </style:style>
    <style:style style:name="P42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462497" style:font-size-asian="10pt" style:font-name-complex="Verdana" style:font-size-complex="10pt"/>
    </style:style>
    <style:style style:name="P43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88a132" officeooo:paragraph-rsid="0088a132" style:font-size-asian="10pt" style:font-name-complex="Verdana" style:font-size-complex="10pt"/>
    </style:style>
    <style:style style:name="P44" style:family="paragraph" style:parent-style-name="Text_20_body">
      <style:paragraph-properties fo:padding="0.049cm" fo:border="0.06pt solid #000000"/>
      <style:text-properties style:font-name="Verdana" officeooo:paragraph-rsid="0088a132"/>
    </style:style>
    <style:style style:name="P45" style:family="paragraph" style:parent-style-name="Text_20_body">
      <style:paragraph-properties fo:padding="0.049cm" fo:border="0.06pt solid #000000"/>
      <style:text-properties officeooo:rsid="0088f1e5" officeooo:paragraph-rsid="0088f1e5"/>
    </style:style>
    <style:style style:name="P46" style:family="paragraph" style:parent-style-name="Text_20_body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officeooo:paragraph-rsid="003c46d4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officeooo:rsid="008a4654" officeooo:paragraph-rsid="008a4654" style:font-size-asian="12pt" style:font-weight-asian="bold" style:font-size-complex="12pt" style:font-weight-complex="bold"/>
    </style:style>
    <style:style style:name="T1" style:family="text">
      <style:text-properties fo:font-size="14pt" officeooo:rsid="0071e2ff" style:font-size-asian="14pt" style:font-size-complex="14pt"/>
    </style:style>
    <style:style style:name="T2" style:family="text">
      <style:text-properties fo:font-size="14pt" officeooo:rsid="00aa4a7f" style:font-size-asian="14pt" style:font-size-complex="14pt"/>
    </style:style>
    <style:style style:name="T3" style:family="text">
      <style:text-properties style:font-name="Verdana" fo:font-size="10pt" fo:language="en" fo:country="US" fo:font-style="normal" officeooo:rsid="002c670d" style:letter-kerning="true" style:font-name-asian="Times New Roman" style:font-size-asian="10pt" style:font-style-asian="normal" style:font-name-complex="Verdana" style:font-size-complex="10pt" style:language-complex="ar" style:country-complex="SA" style:font-style-complex="normal"/>
    </style:style>
    <style:style style:name="T4" style:family="text">
      <style:text-properties style:font-name="Verdana" fo:font-size="10pt" fo:language="en" fo:country="US" fo:font-weight="bold" officeooo:rsid="0018cf45" style:letter-kerning="true" style:font-name-asian="Times New Roman" style:font-size-asian="10pt" style:font-weight-asian="bold" style:font-name-complex="Verdana" style:font-size-complex="10pt" style:language-complex="ar" style:country-complex="SA" style:font-weight-complex="bold"/>
    </style:style>
    <style:style style:name="T5" style:family="text">
      <style:text-properties style:use-window-font-color="true" loext:opacity="0%" style:font-name="Trebuchet MS" fo:font-size="11pt" fo:language="en" fo:country="US" fo:font-style="normal" fo:font-weight="bold" officeooo:rsid="002c670d" style:letter-kerning="true" style:font-name-asian="Times New Roman" style:font-size-asian="11pt" style:font-style-asian="normal" style:font-weight-asian="bold" style:font-name-complex="Trebuchet MS" style:font-size-complex="10pt" style:language-complex="ar" style:country-complex="SA" style:font-style-complex="normal" style:font-weight-complex="bold"/>
    </style:style>
    <style:style style:name="T6" style:family="text">
      <style:text-properties style:use-window-font-color="true" loext:opacity="0%" officeooo:rsid="005f8053"/>
    </style:style>
    <style:style style:name="T7" style:family="text">
      <style:text-properties style:use-window-font-color="true" loext:opacity="0%" style:font-name="Open Sans" officeooo:rsid="00150c76"/>
    </style:style>
    <style:style style:name="T8" style:family="text">
      <style:text-properties style:use-window-font-color="true" loext:opacity="0%" style:font-name="Open Sans" officeooo:rsid="005f8053"/>
    </style:style>
    <style:style style:name="T9" style:family="text">
      <style:text-properties style:use-window-font-color="true" loext:opacity="0%" officeooo:rsid="00702dbd"/>
    </style:style>
    <style:style style:name="T10" style:family="text">
      <style:text-properties style:use-window-font-color="true" loext:opacity="0%" fo:font-size="12pt" fo:language="en" fo:country="US" fo:font-style="normal" officeooo:rsid="005f8053" style:font-size-asian="12pt" style:font-style-asian="normal" style:font-size-complex="12pt" style:font-style-complex="normal"/>
    </style:style>
    <style:style style:name="T11" style:family="text">
      <style:text-properties style:use-window-font-color="true" loext:opacity="0%" fo:font-size="12pt" fo:language="en" fo:country="US" style:font-size-asian="12pt" style:font-name-complex="Trebuchet MS" style:font-size-complex="12pt"/>
    </style:style>
    <style:style style:name="T12" style:family="text">
      <style:text-properties style:use-window-font-color="true" loext:opacity="0%" fo:font-size="12pt" fo:language="en" fo:country="US" officeooo:rsid="005f8053" style:font-size-asian="12pt" style:font-name-complex="Trebuchet MS" style:font-size-complex="12pt"/>
    </style:style>
    <style:style style:name="T13" style:family="text">
      <style:text-properties style:use-window-font-color="true" loext:opacity="0%" fo:font-size="12pt" officeooo:rsid="005f8053" style:font-size-asian="12pt" style:font-size-complex="12pt"/>
    </style:style>
    <style:style style:name="T14" style:family="text">
      <style:text-properties officeooo:rsid="001471a4"/>
    </style:style>
    <style:style style:name="T15" style:family="text">
      <style:text-properties fo:font-size="12pt" fo:language="en" fo:country="US" fo:font-style="normal" officeooo:rsid="002c670d" style:font-size-asian="12pt" style:font-style-asian="normal" style:font-size-complex="12pt" style:font-style-complex="normal"/>
    </style:style>
    <style:style style:name="T16" style:family="text">
      <style:text-properties fo:font-size="12pt" fo:language="en" fo:country="US" fo:font-style="normal" fo:font-weight="bold" officeooo:rsid="002c670d" style:letter-kerning="true" style:font-name-asian="Times New Roman" style:font-size-asian="12pt" style:font-style-asian="normal" style:font-weight-asian="bold" style:font-name-complex="Trebuchet MS" style:font-size-complex="12pt" style:language-complex="ar" style:country-complex="SA" style:font-style-complex="normal" style:font-weight-complex="bold"/>
    </style:style>
    <style:style style:name="T17" style:family="text">
      <style:text-properties fo:font-size="12pt" fo:language="en" fo:country="US" fo:font-style="normal" fo:font-weight="bold" officeooo:rsid="006538da" style:letter-kerning="true" style:font-name-asian="Times New Roman" style:font-size-asian="12pt" style:font-style-asian="normal" style:font-weight-asian="bold" style:font-name-complex="Trebuchet MS" style:font-size-complex="12pt" style:language-complex="ar" style:country-complex="SA" style:font-style-complex="normal" style:font-weight-complex="bold"/>
    </style:style>
    <style:style style:name="T18" style:family="text">
      <style:text-properties fo:font-size="12pt" fo:language="en" fo:country="US" fo:font-style="normal" fo:font-weight="normal" officeooo:rsid="006538da" style:letter-kerning="true" style:font-name-asian="Times New Roman" style:font-size-asian="12pt" style:font-style-asian="normal" style:font-weight-asian="normal" style:font-name-complex="Trebuchet MS" style:font-size-complex="12pt" style:language-complex="ar" style:country-complex="SA" style:font-style-complex="normal" style:font-weight-complex="normal"/>
    </style:style>
    <style:style style:name="T19" style:family="text">
      <style:text-properties fo:font-size="12pt" fo:language="en" fo:country="US" style:font-size-asian="12pt" style:font-name-complex="Trebuchet MS" style:font-size-complex="12pt"/>
    </style:style>
    <style:style style:name="T20" style:family="text">
      <style:text-properties fo:font-size="12pt" fo:language="en" fo:country="US" officeooo:rsid="000de5d9" style:font-size-asian="12pt" style:font-name-complex="Trebuchet MS" style:font-size-complex="12pt"/>
    </style:style>
    <style:style style:name="T21" style:family="text">
      <style:text-properties fo:font-size="12pt" fo:language="en" fo:country="US" officeooo:rsid="003a4a0d" style:font-size-asian="12pt" style:font-name-complex="Trebuchet MS" style:font-size-complex="12pt"/>
    </style:style>
    <style:style style:name="T22" style:family="text">
      <style:text-properties fo:font-size="12pt" fo:language="en" fo:country="US" officeooo:rsid="00848bd0" style:font-size-asian="12pt" style:font-name-complex="Trebuchet MS" style:font-size-complex="12pt"/>
    </style:style>
    <style:style style:name="T23" style:family="text">
      <style:text-properties fo:font-size="12pt" fo:language="en" fo:country="US" fo:font-weight="bold" style:font-size-asian="12pt" style:font-weight-asian="bold" style:font-name-complex="Trebuchet MS" style:font-size-complex="12pt" style:font-weight-complex="bold"/>
    </style:style>
    <style:style style:name="T24" style:family="text">
      <style:text-properties fo:font-size="12pt" officeooo:rsid="002c670d" style:font-size-asian="12pt" style:font-size-complex="12pt"/>
    </style:style>
    <style:style style:name="T25" style:family="text">
      <style:text-properties fo:font-size="12pt" officeooo:rsid="00623b0a" style:font-size-asian="12pt" style:font-size-complex="12pt"/>
    </style:style>
    <style:style style:name="T26" style:family="text">
      <style:text-properties fo:font-size="12pt" officeooo:rsid="003550f6" style:font-size-asian="12pt" style:font-size-complex="12pt"/>
    </style:style>
    <style:style style:name="T27" style:family="text">
      <style:text-properties fo:font-size="12pt" officeooo:rsid="0055c89c" style:font-size-asian="12pt" style:font-size-complex="12pt"/>
    </style:style>
    <style:style style:name="T28" style:family="text">
      <style:text-properties officeooo:rsid="00150c76"/>
    </style:style>
    <style:style style:name="T29" style:family="text">
      <style:text-properties style:font-name="Open Sans" officeooo:rsid="00150c76"/>
    </style:style>
    <style:style style:name="T30" style:family="text">
      <style:text-properties style:font-name="Open Sans" fo:font-size="12pt" officeooo:rsid="00150c76" style:font-size-asian="12pt" style:font-size-complex="12pt"/>
    </style:style>
    <style:style style:name="T31" style:family="text">
      <style:text-properties style:font-name="Liberation Serif" fo:font-size="12pt" fo:font-style="normal" fo:font-weight="bold" officeooo:rsid="00150c7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38759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3" style:family="text">
      <style:text-properties style:font-name="Liberation Serif" fo:font-size="14pt" fo:font-style="normal" fo:font-weight="bold" officeooo:rsid="003550f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4" style:family="text">
      <style:text-properties style:font-name="Trebuchet MS" fo:font-size="11pt" fo:language="en" fo:country="US" fo:font-style="normal" fo:font-weight="bold" officeooo:rsid="002c670d" style:letter-kerning="true" style:font-name-asian="Times New Roman" style:font-size-asian="11pt" style:font-style-asian="normal" style:font-weight-asian="bold" style:font-name-complex="Trebuchet MS" style:font-size-complex="10pt" style:language-complex="ar" style:country-complex="SA" style:font-style-complex="normal" style:font-weight-complex="bold"/>
    </style:style>
    <style:style style:name="T35" style:family="text">
      <style:text-properties style:font-name="Trebuchet MS" fo:font-size="11pt" fo:language="en" fo:country="US" fo:font-style="normal" fo:font-weight="bold" officeooo:rsid="001471a4" style:letter-kerning="true" style:font-name-asian="Times New Roman" style:font-size-asian="11pt" style:font-style-asian="normal" style:font-weight-asian="bold" style:font-name-complex="Trebuchet MS" style:font-size-complex="10pt" style:language-complex="ar" style:country-complex="SA" style:font-style-complex="normal" style:font-weight-complex="bold"/>
    </style:style>
    <style:style style:name="T36" style:family="text">
      <style:text-properties fo:font-size="16pt" officeooo:rsid="0052def0" style:font-size-asian="16pt" style:font-size-complex="16pt"/>
    </style:style>
    <style:style style:name="T37" style:family="text">
      <style:text-properties fo:font-size="16pt" officeooo:rsid="0071e2ff" style:font-size-asian="16pt" style:font-size-complex="16pt"/>
    </style:style>
    <style:style style:name="T38" style:family="text">
      <style:text-properties fo:font-size="16pt" officeooo:rsid="003c46d4" style:font-size-asian="16pt" style:font-size-complex="16pt"/>
    </style:style>
    <style:style style:name="T39" style:family="text">
      <style:text-properties officeooo:rsid="0071e2ff"/>
    </style:style>
    <style:style style:name="T40" style:family="text">
      <style:text-properties officeooo:rsid="0052def0"/>
    </style:style>
    <style:style style:name="T41" style:family="text">
      <style:text-properties style:font-name="Liberation Sans" fo:font-size="14pt" officeooo:rsid="003c46d4" style:font-name-asian="Microsoft YaHei" style:font-size-asian="14pt" style:font-name-complex="Mangal" style:font-size-complex="14pt"/>
    </style:style>
    <style:style style:name="T42" style:family="text">
      <style:text-properties style:font-name="Liberation Sans" fo:font-size="14pt" officeooo:rsid="00603e41" style:font-name-asian="Microsoft YaHei" style:font-size-asian="14pt" style:font-name-complex="Mangal" style:font-size-complex="14pt"/>
    </style:style>
    <style:style style:name="T43" style:family="text">
      <style:text-properties style:font-name="Liberation Sans" fo:font-size="16.1000003814697pt" fo:font-style="normal" fo:font-weight="bold" officeooo:rsid="003d8957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44" style:family="text">
      <style:text-properties style:font-name="Liberation Sans" fo:font-size="16.1000003814697pt" fo:font-style="normal" fo:font-weight="bold" officeooo:rsid="003e4cea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45" style:family="text">
      <style:text-properties style:font-name="Liberation Sans" fo:font-size="16.1000003814697pt" fo:font-style="normal" fo:font-weight="bold" officeooo:rsid="003fa183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46" style:family="text">
      <style:text-properties style:font-name="Liberation Sans" fo:font-size="16.1000003814697pt" fo:font-weight="bold" officeooo:rsid="003d8957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3e4cea" style:font-name-asian="Microsoft YaHei" style:font-size-asian="16.1000003814697pt" style:font-weight-asian="bold" style:font-name-complex="Mangal" style:font-size-complex="16.1000003814697pt" style:font-weight-complex="bold"/>
    </style:style>
    <style:style style:name="T48" style:family="text">
      <style:text-properties officeooo:rsid="003e2c2d"/>
    </style:style>
    <style:style style:name="T49" style:family="text">
      <style:text-properties fo:language="en" fo:country="US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50" style:family="text">
      <style:text-properties fo:color="#00007f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51" style:family="text">
      <style:text-properties fo:color="#808080" loext:opacity="100%" style:font-name="Verdana" fo:font-size="10pt" fo:language="en" fo:country="US" officeooo:rsid="003e4cea" style:font-size-asian="10pt" style:font-name-complex="Verdana" style:font-size-complex="10pt"/>
    </style:style>
    <style:style style:name="T52" style:family="text">
      <style:text-properties fo:color="#000000" loext:opacity="100%" style:font-name="Verdana" fo:font-size="10pt" fo:language="en" fo:country="US" officeooo:rsid="00462497" style:font-size-asian="10pt" style:font-name-complex="Verdana" style:font-size-complex="10pt"/>
    </style:style>
    <style:style style:name="T53" style:family="text">
      <style:text-properties fo:color="#000000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54" style:family="text">
      <style:text-properties fo:color="#000000" loext:opacity="100%" fo:font-size="10pt" fo:language="en" fo:country="US" officeooo:rsid="0088a132" style:font-size-asian="10pt" style:font-name-complex="Verdana" style:font-size-complex="10pt"/>
    </style:style>
    <style:style style:name="T55" style:family="text">
      <style:text-properties style:font-size-asian="12pt"/>
    </style:style>
    <style:style style:name="T56" style:family="text">
      <style:text-properties officeooo:rsid="0088a132"/>
    </style:style>
    <style:style style:name="T57" style:family="text">
      <style:text-properties officeooo:rsid="0088f1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UT INFORMATIQUE <text:span text:style-name="T39">S</text:span>emestre 1</text:p>
      <text:p text:style-name="P2">IUT de Blagnac</text:p>
      <text:p text:style-name="P2"><text:span text:style-name="T40">M 1103 </text:span>Structures de données et algorithmes</text:p>
      <text:p text:style-name="P1"><text:span text:style-name="T36">Cont</text:span><text:span text:style-name="T37">r</text:span><text:span text:style-name="T36">ôle </text:span><text:span text:style-name="T38">1 : décembre 2020</text:span></text:p>
      <text:p text:style-name="P1"/>
      <text:p text:style-name="P3"><text:span text:style-name="T41">Partie 1 distanciel </text:span><text:span text:style-name="T1">: </text:span><text:span text:style-name="T42">20 </text:span><text:span text:style-name="T2">mn</text:span><text:span text:style-name="T1"> – Le barème est donné à titre indicatif.</text:span></text:p>
      <text:p text:style-name="P46"/>
      <text:p text:style-name="P47">Nom : Morgado-Samagaio<text:tab/><text:tab/><text:tab/>Prénom : Jonathan<text:tab/><text:tab/><text:tab/>Groupe : 3A</text:p>
      <text:h text:style-name="P19" text:outline-level="1">Cours (2pts)</text:h>
      <text:h text:style-name="P22" text:outline-level="2">Donner la définition de observateur/accesseur</text:h>
      <text:p text:style-name="P8">Répondre ici</text:p>
      <text:p text:style-name="P7"/>
      <text:p text:style-name="P45">Les observateurs/accesseur sont des fonctions dans un enregistrement permettant de donner une information comme la valeur d’un champs ou une valeur calculée.</text:p>
      <text:p text:style-name="P7"/>
      <text:p text:style-name="P7"/>
      <text:p text:style-name="P7"/>
      <text:p text:style-name="P7"/>
      <text:p text:style-name="P7"/>
      <text:h text:style-name="P23" text:outline-level="2">A qu<text:span text:style-name="T48">o</text:span>i sert un constructeur ?</text:h>
      <text:p text:style-name="P9">Répondre ici</text:p>
      <text:p text:style-name="P11">U<text:span text:style-name="T56">n constructeur sert à initialiser les différents champs d’un enregistrement. Il ressemble </text:span><text:span text:style-name="T57">à un sous programme mais son nom correspond au nom de la classe. </text:span></text:p>
      <text:p text:style-name="P11"/>
      <text:p text:style-name="P11"/>
      <text:p text:style-name="P11"/>
      <text:p text:style-name="P11"/>
      <text:p text:style-name="P11"/>
      <text:p text:style-name="P10"><text:span text:style-name="o"><text:span text:style-name="T4"/></text:span></text:p>
      <text:h text:style-name="P20" text:outline-level="1"><text:soft-page-break/></text:h>
      <text:h text:style-name="P21" text:outline-level="1">Classes java représentant les enregistrements (8pts)</text:h>
      <text:h text:style-name="P24" text:outline-level="2"><text:s/><text:span text:style-name="T55">La</text:span> classe Adresse</text:h>
      <text:list xml:id="list209896031" text:style-name="WW8Num1">
        <text:list-item>
          <text:p text:style-name="P30"><text:span text:style-name="T13">E</text:span><text:span text:style-name="T24">crire une classe </text:span><text:span text:style-name="T34">Adresse</text:span><text:span text:style-name="T24"> sachant qu'une adresse comporte un numéro de rue </text:span><text:span text:style-name="T25">(exemple : 13)</text:span><text:span text:style-name="T24">, un nom de rue, une exten</text:span><text:span text:style-name="T26">s</text:span><text:span text:style-name="T24">ion d'adresse </text:span><text:span text:style-name="T27">(exemple : </text:span><text:span text:style-name="T30">"</text:span><text:span text:style-name="T27">apt B203</text:span><text:span text:style-name="T30">"</text:span><text:span text:style-name="T27">) </text:span><text:span text:style-name="T24">, un code postal </text:span><text:span text:style-name="T25">(exemple : </text:span><text:span text:style-name="T30">"</text:span><text:span text:style-name="T25">91940</text:span><text:span text:style-name="T30">"</text:span><text:span text:style-name="T25">) </text:span><text:span text:style-name="T24">et une ville </text:span><text:span text:style-name="T25">(exemple : </text:span><text:span text:style-name="T30">"</text:span><text:span text:style-name="T25">Orsay</text:span><text:span text:style-name="T30">"</text:span><text:span text:style-name="T24">).</text:span></text:p>
        </text:list-item>
        <text:list-item>
          <text:p text:style-name="P32">Complétez <text:span text:style-name="T14">la classe </text:span><text:span text:style-name="T35">Adresse</text:span><text:span text:style-name="T14"> en ajoutant deux constructeurs différents : </text:span></text:p>
          <text:p text:style-name="P32">- <text:span text:style-name="T28">un sans paramètre qui initialise les entiers à 0 et les chaînes à </text:span><text:span text:style-name="T6">cha</text:span><text:span text:style-name="T9">î</text:span><text:span text:style-name="T6">ne vide (</text:span><text:span text:style-name="T7"> " "  </text:span><text:span text:style-name="T8">)</text:span></text:p>
          <text:p text:style-name="P34"><text:span text:style-name="T31">- un avec paramètres </text:span><text:span text:style-name="T32">(1 paramètre par champ) </text:span><text:span text:style-name="T31"><text:s/></text:span><text:span text:style-name="T33"><text:s/></text:span></text:p>
        </text:list-item>
      </text:list>
      <text:p text:style-name="P4"><text:span text:style-name="T50">public</text:span><text:span text:style-name="T51"> </text:span><text:span text:style-name="T50">class</text:span><text:span text:style-name="T51"> </text:span><text:span text:style-name="T52">Adresse</text:span><text:span text:style-name="T51"> </text:span><text:span text:style-name="T53">{</text:span></text:p>
      <text:p text:style-name="P12"/>
      <text:p text:style-name="P12"><text:tab/><text:span text:style-name="T56">int numRue ;</text:span></text:p>
      <text:p text:style-name="P12"><text:tab/><text:span text:style-name="T56">String nomRue ;</text:span></text:p>
      <text:p text:style-name="P12"><text:tab/><text:span text:style-name="T56">String extension ;</text:span></text:p>
      <text:p text:style-name="P12"><text:tab/><text:span text:style-name="T56">String codePostal ;</text:span></text:p>
      <text:p text:style-name="P12"><text:tab/><text:span text:style-name="T56">String ville ;</text:span></text:p>
      <text:p text:style-name="P14">//constructeur sans paramètre</text:p>
      <text:p text:style-name="P14"><text:tab/><text:span text:style-name="T56">Adresse()</text:span></text:p>
      <text:p text:style-name="P43"><text:tab/>{</text:p>
      <text:p text:style-name="P43"><text:tab/><text:tab/>this.numRue = 0;</text:p>
      <text:p text:style-name="P43"><text:tab/><text:tab/>this.nomRue = this.extension = this.codePostal = this.ville = “”</text:p>
      <text:p text:style-name="P43"><text:tab/>}</text:p>
      <text:p text:style-name="P14">//constructeur avec paramètres</text:p>
      <text:p text:style-name="P41"><text:tab/><text:span text:style-name="T56">Adresse(int pfNumRue, String pfNomRue, String pfExtension, String pfCodePostal, String pfVille)</text:span></text:p>
      <text:p text:style-name="P41"><text:span text:style-name="T56"><text:tab/>{</text:span></text:p>
      <text:p text:style-name="P41"><text:tab/><text:tab/><text:span text:style-name="T56">this.numRue = pfNumRue;</text:span></text:p>
      <text:p text:style-name="P41"><text:tab/><text:tab/><text:span text:style-name="T56">this.nomRue = pfNomRue;</text:span></text:p>
      <text:p text:style-name="P41"><text:tab/><text:tab/><text:span text:style-name="T56">this.extension = pfExtension;</text:span></text:p>
      <text:p text:style-name="P41"><text:tab/><text:tab/><text:span text:style-name="T56">this.codePostal = pfCodePostal;</text:span></text:p>
      <text:p text:style-name="P43"><text:tab/><text:tab/>this.ville = pfVille;</text:p>
      <text:p text:style-name="P44"><text:span text:style-name="T54"><text:tab/>} </text:span></text:p>
      <text:p text:style-name="P5">}</text:p>
      <text:h text:style-name="P25" text:outline-level="2"><text:soft-page-break/><text:span text:style-name="T46">La classe </text:span><text:span text:style-name="T47">Individu</text:span></text:h>
      <text:list xml:id="list143147198107467" text:continue-numbering="true" text:style-name="WW8Num1">
        <text:list-item>
          <text:p text:style-name="P31"><text:span text:style-name="T10">E</text:span><text:span text:style-name="T15">crire une classe </text:span><text:span text:style-name="T34">Individu</text:span><text:span text:style-name="T15"> sachant qu'un </text:span><text:span text:style-name="T3">Individu</text:span><text:span text:style-name="T15"> comporte un nom, un prénom et son adresse.</text:span></text:p>
        </text:list-item>
        <text:list-item>
          <text:p text:style-name="P33">Complétez <text:span text:style-name="T14">la classe </text:span><text:span text:style-name="T34">Individu</text:span><text:span text:style-name="T14"> en ajoutant deux constructeurs différents : </text:span></text:p>
          <text:p text:style-name="P33">- <text:span text:style-name="T28">un sans paramètre qui initialise les entiers à 0 et les chaînes à </text:span><text:span text:style-name="T29"> " "  </text:span></text:p>
          <text:p text:style-name="P35">- <text:span text:style-name="T49">un avec paramètres <text:s/>(1 paramètre par champ) <text:s text:c="2"/></text:span></text:p>
        </text:list-item>
      </text:list>
      <text:p text:style-name="P4"><text:span text:style-name="T50">public</text:span><text:span text:style-name="T51"> </text:span><text:span text:style-name="T50">class</text:span><text:span text:style-name="T51"> </text:span><text:span text:style-name="T52">Individu</text:span><text:span text:style-name="T51"> </text:span><text:span text:style-name="T53">{</text:span></text:p>
      <text:p text:style-name="P4"><text:span text:style-name="T53"/></text:p>
      <text:p text:style-name="P13"><text:tab/><text:span text:style-name="T56">String nom, prenom ;</text:span></text:p>
      <text:p text:style-name="P13"><text:tab/><text:span text:style-name="T56">Adresse adr ;</text:span></text:p>
      <text:p text:style-name="P15">//constructeur sans paramètre</text:p>
      <text:p text:style-name="P15"><text:tab/><text:span text:style-name="T56">Individu()</text:span></text:p>
      <text:p text:style-name="P43"><text:tab/>{</text:p>
      <text:p text:style-name="P43"><text:tab/><text:tab/>this.nom = this.prenom = “”;</text:p>
      <text:p text:style-name="P43"><text:tab/><text:tab/>this.adr = new Adresse();</text:p>
      <text:p text:style-name="P43"><text:tab/>}</text:p>
      <text:p text:style-name="P15">//constructeur avec paramètres</text:p>
      <text:p text:style-name="P15"><text:tab/><text:span text:style-name="T56">Individu(String pfNom, String pfPrenom, Adresse pfAdr)</text:span></text:p>
      <text:p text:style-name="P41"><text:tab/><text:span text:style-name="T56">{</text:span></text:p>
      <text:p text:style-name="P41"><text:tab/><text:tab/><text:span text:style-name="T56">this.nom = phNom;</text:span></text:p>
      <text:p text:style-name="P43"><text:tab/><text:tab/>this.prenom = pfPrenom;</text:p>
      <text:p text:style-name="P43"><text:tab/><text:tab/>this.adr = pfAdr;<text:tab/></text:p>
      <text:p text:style-name="P44"><text:span text:style-name="T54"><text:tab/>}</text:span></text:p>
      <text:p text:style-name="P6">}</text:p>
      <text:p text:style-name="P16"/>
      <text:p text:style-name="P17"/>
      <text:h text:style-name="P26" text:outline-level="2"><text:span text:style-name="T43">La classe <text:s/></text:span><text:span text:style-name="T45">Tableau non plein d’individus </text:span><text:span text:style-name="T44"><text:s/></text:span><text:span text:style-name="T45">TNP</text:span><text:span text:style-name="T44">Individu</text:span></text:h>
      <text:list xml:id="list143148902916112" text:continue-numbering="true" text:style-name="WW8Num1">
        <text:list-item>
          <text:p text:style-name="P28"><text:span text:style-name="T12">Ecrire</text:span><text:span text:style-name="T11"> une classe </text:span><text:span text:style-name="T5">TNPIndividu</text:span><text:span text:style-name="T11"> : champs </text:span><text:span text:style-name="T12">à définir</text:span><text:span text:style-name="T19"> et un constructeur sans paramètre </text:span><text:span text:style-name="T20">comme vu en </text:span><text:span text:style-name="T22">c</text:span><text:span text:style-name="T20">ours sachant qu'un </text:span><text:span text:style-name="T21">tableau non plein contenant des éléments de type </text:span><text:span text:style-name="T5">Individu</text:span><text:span text:style-name="T20"> comporte au maximum 120 </text:span><text:span text:style-name="T5">Individu</text:span><text:span text:style-name="T16"> </text:span><text:span text:style-name="T18">et</text:span><text:span text:style-name="T17"> </text:span><text:span text:style-name="T18">est</text:span><text:span text:style-name="T17"> initialement vide</text:span><text:span text:style-name="T23">.</text:span></text:p>
        </text:list-item>
      </text:list>
      <text:p text:style-name="P4"><text:span text:style-name="T50">public</text:span><text:span text:style-name="T51"> </text:span><text:span text:style-name="T50">class</text:span><text:span text:style-name="T51"> </text:span><text:span text:style-name="T52">TNPIndividu</text:span><text:span text:style-name="T51"> </text:span><text:span text:style-name="T53">{</text:span></text:p>
      <text:p text:style-name="P13"/>
      <text:p text:style-name="P13"><text:tab/><text:span text:style-name="T56">Individu[] tab ;</text:span></text:p>
      <text:p text:style-name="P13"><text:tab/><text:span text:style-name="T56">int nbElt ;</text:span></text:p>
      <text:p text:style-name="P15">//constructeur sans paramètre</text:p>
      <text:p text:style-name="P38"><text:tab/><text:span text:style-name="T56">TNPIndividu()</text:span></text:p>
      <text:p text:style-name="P39"><text:tab/>{</text:p>
      <text:p text:style-name="P39"><text:tab/><text:tab/>tab = new Individu[120] ;</text:p>
      <text:p text:style-name="P39"><text:tab/><text:tab/><text:span text:style-name="T57">this.nbElt = 0 ;</text:span></text:p>
      <text:p text:style-name="P39"><text:tab/>}</text:p>
      <text:p text:style-name="P5">}</text:p>
      <text:list xml:id="list143148939793922" text:continue-numbering="true" text:style-name="WW8Num1">
        <text:list-header>
          <text:p text:style-name="P27"><text:s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formaté_20_HTML" style:display-name="Préformaté HTML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8z0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kn" style:family="text" style:parent-style-name="Police_20_par_20_défaut"/>
    <style:style style:name="nn" style:family="text" style:parent-style-name="Police_20_par_20_défaut"/>
    <style:style style:name="o" style:family="text" style:parent-style-name="Police_20_par_20_défaut"/>
    <style:style style:name="kd" style:family="text" style:parent-style-name="Police_20_par_20_défaut"/>
    <style:style style:name="nc" style:family="text" style:parent-style-name="Police_20_par_20_défaut"/>
    <style:style style:name="kt" style:family="text" style:parent-style-name="Police_20_par_20_défaut"/>
    <style:style style:name="nf" style:family="text" style:parent-style-name="Police_20_par_20_défaut"/>
    <style:style style:name="n" style:family="text" style:parent-style-name="Police_20_par_20_défaut"/>
    <style:style style:name="na" style:family="text" style:parent-style-name="Police_20_par_20_défaut"/>
    <style:style style:name="s" style:family="text" style:parent-style-name="Police_20_par_20_défaut"/>
    <style:style style:name="mf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5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1-28T09:55:37.270000000</meta:creation-date>
    <dc:date>2020-12-01T14:31:12.577000000</dc:date>
    <meta:editing-duration>PT8H41M42S</meta:editing-duration>
    <meta:editing-cycles>102</meta:editing-cycles>
    <meta:generator>LibreOffice/7.0.1.2$Windows_X86_64 LibreOffice_project/7cbcfc562f6eb6708b5ff7d7397325de9e764452</meta:generator>
    <meta:print-date>2020-12-01T07:50:49.014000000</meta:print-date>
    <meta:document-statistic meta:table-count="0" meta:image-count="0" meta:object-count="0" meta:page-count="4" meta:paragraph-count="76" meta:word-count="440" meta:character-count="2750" meta:non-whitespace-character-count="2306"/>
  </office:meta>
</office:document-meta>
</file>